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22pt" fo:font-style="normal" fo:font-weight="normal" style:font-name-asian="DejaVu Sans Mono" style:font-size-asian="22pt" style:font-style-asian="normal" style:font-weight-asian="normal" style:font-name-complex="DejaVu Sans Mono" style:font-size-complex="22pt" style:font-style-complex="normal" style:font-weight-complex="normal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style:font-name="Times New Roman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2" style:family="paragraph" style:parent-style-name="Standard">
      <style:text-properties style:font-name="Times New Roman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20pt" fo:font-style="normal" fo:font-weight="normal" style:font-name-asian="DejaVu Sans Mono" style:font-size-asian="20pt" style:font-style-asian="normal" style:font-weight-asian="normal" style:font-name-complex="DejaVu Sans Mono" style:font-size-complex="20pt" style:font-style-complex="normal" style:font-weight-complex="normal"/>
    </style:style>
    <style:style style:name="P15" style:family="paragraph" style:parent-style-name="Standard">
      <style:text-properties style:font-name="Times New Roman" fo:font-size="22pt" fo:font-weight="normal" style:font-size-asian="22pt" style:font-weight-asian="normal" style:font-size-complex="22pt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3" style:family="text">
      <style:text-properties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4" style:family="text">
      <style:text-properties fo:font-style="normal" fo:font-weight="bold" style:font-name-asian="DejaVu Sans Mono" style:font-style-asian="normal" style:font-weight-asian="bold" style:font-name-complex="DejaVu Sans Mono" style:font-style-complex="normal" style:font-weight-complex="bold"/>
    </style:style>
    <style:style style:name="T5" style:family="text">
      <style:text-properties fo:font-style="normal" style:font-name-asian="DejaVu Sans Mono" style:font-style-asian="normal" style:font-name-complex="DejaVu Sans Mono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0.002cm solid #000000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leitungsregeln: Die Produktregel</text:p>
      <text:p text:style-name="Standard"/>
      <text:p text:style-name="Standard"><text:span text:style-name="T1">Problem:</text:span> </text:p>
      <text:p text:style-name="Standard">Wie leitet man das Produkt zweier Funktionen ab, z.B. <draw:frame draw:style-name="fr1" draw:name="Objekt1" text:anchor-type="as-char" svg:width="2.101cm" svg:height="0.487cm" draw:z-index="0"><draw:object xlink:href="./Object 1" xlink:type="simple" xlink:show="embed" xlink:actuate="onLoad"/><draw:image xlink:href="./ObjectReplacements/Object 1" xlink:type="simple" xlink:show="embed" xlink:actuate="onLoad"/></draw:frame>?</text:p>
      <text:p text:style-name="Standard"/>
      <text:p text:style-name="P1">Herleitung:</text:p>
      <text:p text:style-name="P2">Zunächst kann man ganz normal den <text:span text:style-name="T1">Differenzialquotienten</text:span> für die Ableitung von <draw:frame draw:style-name="fr1" draw:name="Objekt3" text:anchor-type="as-char" svg:width="2.088cm" svg:height="0.487cm" draw:z-index="2"><draw:object xlink:href="./Object 3" xlink:type="simple" xlink:show="embed" xlink:actuate="onLoad"/><draw:image xlink:href="./ObjectReplacements/Object 3" xlink:type="simple" xlink:show="embed" xlink:actuate="onLoad"/></draw:frame> aufstellen:</text:p>
      <text:p text:style-name="P1"/>
      <text:p text:style-name="P2"><draw:frame draw:style-name="fr1" draw:name="Objekt2" text:anchor-type="as-char" svg:width="8.939cm" svg:height="1.0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Nun fügt man in den Zähler eine <text:span text:style-name="T1">„geschickte Null“</text:span> ein, nämlich</text:p>
      <text:p text:style-name="P2"/>
      <text:p text:style-name="P2"><draw:frame draw:style-name="fr1" draw:name="Objekt4" text:anchor-type="as-char" svg:width="6.371cm" svg:height="0.487cm" draw:z-index="7"><draw:object xlink:href="./Object 4" xlink:type="simple" xlink:show="embed" xlink:actuate="onLoad"/><draw:image xlink:href="./ObjectReplacements/Object 4" xlink:type="simple" xlink:show="embed" xlink:actuate="onLoad"/></draw:frame>. </text:p>
      <text:p text:style-name="P2"/>
      <text:p text:style-name="P2">Das ändert den Ausdruck nicht, führt aber zu folgendem einfachen Ergebnis:</text:p>
      <text:p text:style-name="P2"/>
      <text:p text:style-name="P4"><text:span text:style-name="T2"><draw:frame draw:style-name="fr1" draw:name="Objekt5" text:anchor-type="as-char" svg:width="11.866cm" svg:height="1.018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2">=</text:span></text:p>
      <text:p text:style-name="P11"/>
      <text:p text:style-name="P4"><text:span text:style-name="T2"><draw:frame draw:style-name="fr1" draw:name="Objekt6" text:anchor-type="as-char" svg:width="11.95cm" svg:height="1.018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">=</text:span></text:p>
      <text:p text:style-name="P11"/>
      <text:p text:style-name="P4"><text:span text:style-name="T2"><draw:frame draw:style-name="fr1" draw:name="Objekt7" text:anchor-type="as-char" svg:width="8.581cm" svg:height="0.935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2">=</text:span></text:p>
      <text:p text:style-name="P11"/>
      <text:p text:style-name="P11"><draw:frame draw:style-name="fr1" draw:name="Objekt8" text:anchor-type="as-char" svg:width="4.29cm" svg:height="0.446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1"/>
      <text:p text:style-name="P11"/>
      <text:p text:style-name="P5"><text:span text:style-name="T3">Somit gilt die </text:span><text:span text:style-name="T4">Produktregel</text:span><text:span text:style-name="T3">: </text:span></text:p>
      <text:p text:style-name="P12"/>
      <text:p text:style-name="P8"><draw:frame draw:style-name="fr2" draw:name="Objekt9" text:anchor-type="as-char" svg:width="6.916cm" svg:height="0.894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4"/>
      <text:p text:style-name="P11"/>
      <text:p text:style-name="P11"/>
      <text:p text:style-name="P2">Angwandt auf unser Beispiel ergibt das:</text:p>
      <text:p text:style-name="P2"/>
      <text:p text:style-name="P2"><draw:frame draw:style-name="fr1" draw:name="Objekt10" text:anchor-type="as-char" svg:width="5.828cm" svg:height="0.487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2"/>
      <text:p text:style-name="P2"><text:s/></text:p>
      <text:p text:style-name="P10">Ableitungsregeln: Die Kettenregel</text:p>
      <text:p text:style-name="P1"/>
      <text:p text:style-name="P1">Problem:<text:span text:style-name="T6"> </text:span></text:p>
      <text:p text:style-name="P1"><text:span text:style-name="T6">Wie leitet man einen Term ab, bei der eine Funktion als Argument einer anderen Funktion vorkommt, also z.B. </text:span><text:span text:style-name="T6"><draw:frame draw:style-name="fr1" draw:name="Objekt11" text:anchor-type="as-char" svg:width="1.981cm" svg:height="0.487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6">?</text:span></text:p>
      <text:p text:style-name="P16"/>
      <text:p text:style-name="P9">Herleitung:<text:span text:style-name="T6"> </text:span></text:p>
      <text:p text:style-name="P9"><text:span text:style-name="T6">Man stellt zunächst den Differenzenquotienten der Funktion </text:span><text:span text:style-name="T6"><draw:frame draw:style-name="fr3" draw:name="Objekt12" text:anchor-type="as-char" svg:width="1.709cm" svg:height="0.48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 auf:</text:span></text:p>
      <text:p text:style-name="P16"/>
      <text:p text:style-name="P16"><draw:frame draw:style-name="fr3" draw:name="Objekt13" text:anchor-type="as-char" svg:width="7.22cm" svg:height="1.0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6"/>
      <text:p text:style-name="P16">Nun multipliziert man den Term im Limes mit einer geschickten 1, nämlich mit </text:p>
      <text:p text:style-name="P16"/>
      <text:p text:style-name="P6"><draw:frame draw:style-name="fr3" draw:name="Objekt14" text:anchor-type="as-char" svg:width="3.487cm" svg:height="1.037cm" draw:z-index="21"><draw:object xlink:href="./Object 14" xlink:type="simple" xlink:show="embed" xlink:actuate="onLoad"/><draw:image xlink:href="./ObjectReplacements/Object 14" xlink:type="simple" xlink:show="embed" xlink:actuate="onLoad"/></draw:frame>,</text:p>
      <text:p text:style-name="P16"/>
      <text:p text:style-name="P16">und erhält somit:</text:p>
      <text:p text:style-name="P16"/>
      <text:p text:style-name="P6"><text:span text:style-name="T5"><draw:frame draw:style-name="fr3" draw:name="Objekt15" text:anchor-type="as-char" svg:width="7.754cm" svg:height="1.037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5">=</text:span></text:p>
      <text:p text:style-name="P12"/>
      <text:p text:style-name="P2"/>
      <text:p text:style-name="P7"><text:span text:style-name="T6"><draw:frame draw:style-name="fr3" draw:name="Objekt16" text:anchor-type="as-char" svg:width="7.754cm" svg:height="1.037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6">= </text:span><text:span text:style-name="T6"><draw:frame draw:style-name="fr3" draw:name="Objekt17" text:anchor-type="as-char" svg:width="3.044cm" svg:height="0.487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6"/>
      <text:p text:style-name="P6"/>
      <text:p text:style-name="P7"><text:span text:style-name="T6">Somit gilt die </text:span>Kettenregel<text:span text:style-name="T6">:</text:span></text:p>
      <text:p text:style-name="P6"/>
      <text:p text:style-name="P15"><draw:frame draw:style-name="fr2" draw:name="Objekt18" text:anchor-type="as-char" svg:width="9.633cm" svg:height="0.894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6"/>
      <text:p text:style-name="P9"><text:span text:style-name="T6">Man bezeichnet das nachträgliche Differenzieren von </text:span><text:span text:style-name="T6"><draw:frame draw:style-name="fr3" draw:name="Objekt19" text:anchor-type="as-char" svg:width="1.884cm" svg:height="0.487cm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6"> mit </text:span><text:span text:style-name="T6"><draw:frame draw:style-name="fr3" draw:name="Objekt20" text:anchor-type="as-char" svg:width="1.235cm" svg:height="0.487cm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6"> auch als </text:span>Nachdifferenzieren<text:span text:style-name="T6">.</text:span></text:p>
      <text:p text:style-name="P16"/>
      <text:p text:style-name="P16">Es wird also zunächst die „äußere Funktion“ abgeleitet, die innere lässt man unverändert stehen. Danach multipliziert man das Ergebnis mit der Ableitung der „inneren Funktion“.</text:p>
      <text:p text:style-name="P16"/>
      <text:p text:style-name="P16"/>
      <text:p text:style-name="P16">Wenden wir das auf unser Beispiel an:</text:p>
      <text:p text:style-name="P16"/>
      <text:p text:style-name="P16"><draw:frame draw:style-name="fr3" draw:name="Objekt21" text:anchor-type="as-char" svg:width="3.667cm" svg:height="0.487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16"/>
      <text:p text:style-name="P9"><text:span text:style-name="T6">Hier war </text:span><text:span text:style-name="T6"><draw:frame draw:style-name="fr3" draw:name="Objekt23" text:anchor-type="as-char" svg:width="1.3cm" svg:height="0.48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"> die äußere Funktion und </text:span><text:span text:style-name="T6"><draw:frame draw:style-name="fr3" draw:name="Objekt22" text:anchor-type="as-char" svg:width="0.684cm" svg:height="0.467cm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6"> die innere Funk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7T17:57:27</meta:creation-date>
    <dc:date>2010-10-17T21:53:49</dc:date>
    <meta:editing-duration>PT01H07M23S</meta:editing-duration>
    <meta:editing-cycles>3</meta:editing-cycles>
    <meta:generator>OpenOffice.org/3.2$Linux OpenOffice.org_project/320m12$Build-9483</meta:generator>
    <meta:document-statistic meta:table-count="0" meta:image-count="0" meta:object-count="23" meta:page-count="2" meta:paragraph-count="36" meta:word-count="172" meta:character-count="1139"/>
  </office:meta>
</office:document-meta>
</file>

<file path=Object 1/content.xml><?xml version="1.0" encoding="utf-8"?>
<math xmlns="http://www.w3.org/1998/Math/MathML">
  <semantics>
    <mrow>
      <mrow>
        <mo stretchy="false">(</mo>
        <mrow>
          <mrow>
            <mi>x</mi>
            <mi mathvariant="normal">⋅</mi>
            <mi>sin</mi>
          </mrow>
          <mrow>
            <mo stretchy="false">(</mo>
            <mi>x</mi>
            <mo stretchy="false">)</mo>
          </mrow>
        </mrow>
        <mo stretchy="false">)</mo>
      </mrow>
      <mi>'</mi>
    </mrow>
    <annotation encoding="StarMath 5.0">(x cdot sin(x))'</annotation>
  </semantics>
</math>
</file>

<file path=Object 10/content.xml><?xml version="1.0" encoding="utf-8"?>
<math xmlns="http://www.w3.org/1998/Math/MathML">
  <semantics>
    <mrow>
      <mrow>
        <mo stretchy="false">(</mo>
        <mrow>
          <mrow>
            <mi>x</mi>
            <mi mathvariant="normal">⋅</mi>
            <mi>sin</mi>
          </mrow>
          <mrow>
            <mo stretchy="false">(</mo>
            <mi>x</mi>
            <mo stretchy="false">)</mo>
          </mrow>
        </mrow>
        <mo stretchy="false">)</mo>
      </mrow>
      <mrow>
        <mi>'</mi>
        <mi mathvariant="normal">=</mi>
        <mrow>
          <mn>1</mn>
          <mi mathvariant="normal">⋅</mi>
          <mi>sin</mi>
        </mrow>
      </mrow>
      <mrow>
        <mrow>
          <mo stretchy="false">(</mo>
          <mi>x</mi>
          <mo stretchy="false">)</mo>
        </mrow>
        <mo stretchy="false">+</mo>
        <mrow>
          <mi>x</mi>
          <mi mathvariant="normal">⋅</mi>
          <mi>cos</mi>
        </mrow>
      </mrow>
      <mrow>
        <mo stretchy="false">(</mo>
        <mi>x</mi>
        <mo stretchy="false">)</mo>
      </mrow>
    </mrow>
    <annotation encoding="StarMath 5.0">(x cdot sin(x))'={1} cdot sin(x)+x cdot cos(x)</annotation>
  </semantics>
</math>
</file>

<file path=Object 11/content.xml><?xml version="1.0" encoding="utf-8"?>
<math xmlns="http://www.w3.org/1998/Math/MathML">
  <semantics>
    <mrow>
      <mrow>
        <mo stretchy="false">(</mo>
        <mrow>
          <mi>sin</mi>
          <mrow>
            <mo stretchy="false">(</mo>
            <mrow>
              <mn>3</mn>
              <mi>x</mi>
            </mrow>
            <mo stretchy="false">)</mo>
          </mrow>
        </mrow>
        <mo stretchy="false">)</mo>
      </mrow>
      <mi>'</mi>
    </mrow>
    <annotation encoding="StarMath 5.0">(sin({3}x))'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i>g</mi>
          <mrow>
            <mo stretchy="false">(</mo>
            <mi>x</mi>
            <mo stretchy="false">)</mo>
          </mrow>
        </mrow>
        <mo stretchy="false">)</mo>
      </mrow>
    </mrow>
    <annotation encoding="StarMath 5.0">f(g(x))</annotation>
  </semantics>
</math>
</file>

<file path=Object 13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g</mi>
              <mrow>
                <mo stretchy="false">(</mo>
                <mi>x</mi>
                <mo stretchy="false">)</mo>
              </mrow>
            </mrow>
            <mo stretchy="false">)</mo>
          </mrow>
        </mrow>
        <mo stretchy="false">)</mo>
      </mrow>
      <mrow>
        <mi>'</mi>
        <mi mathvariant="normal">=</mi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stretchy="false">(</mo>
                  <mrow>
                    <mi>g</mi>
                    <mrow>
                      <mo stretchy="false">(</mo>
                      <mrow>
                        <mi>x</mi>
                        <mo stretchy="false">+</mo>
                        <mi>h</mi>
                      </mrow>
                      <mo stretchy="false">)</mo>
                    </mrow>
                  </mrow>
                  <mo stretchy="false">)</mo>
                </mrow>
                <mi mathvariant="normal">−</mi>
                <mi>f</mi>
              </mrow>
              <mrow>
                <mo stretchy="false">(</mo>
                <mrow>
                  <mi>g</mi>
                  <mrow>
                    <mo stretchy="false">(</mo>
                    <mi>x</mi>
                    <mo stretchy="false">)</mo>
                  </mrow>
                </mrow>
                <mo stretchy="false">)</mo>
              </mrow>
            </mrow>
            <mi>h</mi>
          </mfrac>
        </mrow>
      </mrow>
    </mrow>
    <annotation encoding="StarMath 5.0">(f(g(x)))'=lim from {h toward {0}}{{f(g(x+h))-f(g(x))} over {h}}</annotation>
  </semantics>
</math>
</file>

<file path=Object 14/content.xml><?xml version="1.0" encoding="utf-8"?>
<math xmlns="http://www.w3.org/1998/Math/MathML">
  <semantics>
    <mrow>
      <mn>1</mn>
      <mi mathvariant="normal">=</mi>
      <mfrac>
        <mrow>
          <mi>g</mi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−</mi>
            <mi>g</mi>
          </mrow>
          <mrow>
            <mo stretchy="false">(</mo>
            <mi>x</mi>
            <mo stretchy="false">)</mo>
          </mrow>
        </mrow>
        <mrow>
          <mi>g</mi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−</mi>
            <mi>g</mi>
          </mrow>
          <mrow>
            <mo stretchy="false">(</mo>
            <mi>x</mi>
            <mo stretchy="false">)</mo>
          </mrow>
        </mrow>
      </mfrac>
    </mrow>
    <annotation encoding="StarMath 5.0">{1}={g(x+h)-g(x)} over {g(x+h)-g(x)}</annotation>
  </semantics>
</math>
</file>

<file path=Object 15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row>
        <mfrac>
          <mrow>
            <mi>f</mi>
            <mrow>
              <mrow>
                <mo stretchy="false">(</mo>
                <mrow>
                  <mi>g</mi>
                  <mrow>
                    <mo stretchy="false">(</mo>
                    <mrow>
                      <mi>x</mi>
                      <mo stretchy="false">+</mo>
                      <mi>h</mi>
                    </mrow>
                    <mo stretchy="false">)</mo>
                  </mrow>
                </mrow>
                <mo stretchy="false">)</mo>
              </mrow>
              <mi mathvariant="normal">−</mi>
              <mi>f</mi>
            </mrow>
            <mrow>
              <mo stretchy="false">(</mo>
              <mrow>
                <mi>g</mi>
                <mrow>
                  <mo stretchy="false">(</mo>
                  <mi>x</mi>
                  <mo stretchy="false">)</mo>
                </mrow>
              </mrow>
              <mo stretchy="false">)</mo>
            </mrow>
          </mrow>
          <mi>h</mi>
        </mfrac>
        <mi mathvariant="normal">⋅</mi>
        <mfrac>
          <mrow>
            <mi>g</mi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−</mi>
              <mi>g</mi>
            </mrow>
            <mrow>
              <mo stretchy="false">(</mo>
              <mi>x</mi>
              <mo stretchy="false">)</mo>
            </mrow>
          </mrow>
          <mrow>
            <mi>g</mi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−</mi>
              <mi>g</mi>
            </mrow>
            <mrow>
              <mo stretchy="false">(</mo>
              <mi>x</mi>
              <mo stretchy="false">)</mo>
            </mrow>
          </mrow>
        </mfrac>
      </mrow>
    </mrow>
    <annotation encoding="StarMath 5.0">lim from {h toward {0}}{{{f(g(x+h))-f(g(x))} over {h}}cdot {{g(x+h)-g(x)} over {g(x+h)-g(x)}}}</annotation>
  </semantics>
</math>
</file>

<file path=Object 16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row>
        <mfrac>
          <mrow>
            <mi>f</mi>
            <mrow>
              <mrow>
                <mo stretchy="false">(</mo>
                <mrow>
                  <mi>g</mi>
                  <mrow>
                    <mo stretchy="false">(</mo>
                    <mrow>
                      <mi>x</mi>
                      <mo stretchy="false">+</mo>
                      <mi>h</mi>
                    </mrow>
                    <mo stretchy="false">)</mo>
                  </mrow>
                </mrow>
                <mo stretchy="false">)</mo>
              </mrow>
              <mi mathvariant="normal">−</mi>
              <mi>f</mi>
            </mrow>
            <mrow>
              <mo stretchy="false">(</mo>
              <mrow>
                <mi>g</mi>
                <mrow>
                  <mo stretchy="false">(</mo>
                  <mi>x</mi>
                  <mo stretchy="false">)</mo>
                </mrow>
              </mrow>
              <mo stretchy="false">)</mo>
            </mrow>
          </mrow>
          <mrow>
            <mi>g</mi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−</mi>
              <mi>g</mi>
            </mrow>
            <mrow>
              <mo stretchy="false">(</mo>
              <mi>x</mi>
              <mo stretchy="false">)</mo>
            </mrow>
          </mrow>
        </mfrac>
        <mi mathvariant="normal">⋅</mi>
        <mfrac>
          <mrow>
            <mi>g</mi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−</mi>
              <mi>g</mi>
            </mrow>
            <mrow>
              <mo stretchy="false">(</mo>
              <mi>x</mi>
              <mo stretchy="false">)</mo>
            </mrow>
          </mrow>
          <mi>h</mi>
        </mfrac>
      </mrow>
    </mrow>
    <annotation encoding="StarMath 5.0">lim from {h toward {0}}{{{f(g(x+h))-f(g(x))} over {g(x+h)-g(x)}}cdot {{g(x+h)-g(x)} over h}}</annotation>
  </semantics>
</math>
</file>

<file path=Object 17/content.xml><?xml version="1.0" encoding="utf-8"?>
<math xmlns="http://www.w3.org/1998/Math/MathML">
  <semantics>
    <mrow>
      <mi>f</mi>
      <mi>'</mi>
      <mrow>
        <mrow>
          <mo stretchy="false">(</mo>
          <mrow>
            <mi>g</mi>
            <mrow>
              <mo stretchy="false">(</mo>
              <mi>x</mi>
              <mo stretchy="false">)</mo>
            </mrow>
          </mrow>
          <mo stretchy="false">)</mo>
        </mrow>
        <mi mathvariant="normal">⋅</mi>
        <mi>g</mi>
      </mrow>
      <mi>'</mi>
      <mrow>
        <mo stretchy="false">(</mo>
        <mi>x</mi>
        <mo stretchy="false">)</mo>
      </mrow>
    </mrow>
    <annotation encoding="StarMath 5.0">f'(g(x)) cdot g'(x)</annotation>
  </semantics>
</math>
</file>

<file path=Object 18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g</mi>
              <mrow>
                <mo stretchy="false">(</mo>
                <mi>x</mi>
                <mo stretchy="false">)</mo>
              </mrow>
            </mrow>
            <mo stretchy="false">)</mo>
          </mrow>
        </mrow>
        <mo stretchy="false">)</mo>
      </mrow>
      <mrow>
        <mi>'</mi>
        <mi mathvariant="normal">=</mi>
        <mi>f</mi>
      </mrow>
      <mi>'</mi>
      <mrow>
        <mrow>
          <mo stretchy="false">(</mo>
          <mrow>
            <mi>g</mi>
            <mrow>
              <mo stretchy="false">(</mo>
              <mi>x</mi>
              <mo stretchy="false">)</mo>
            </mrow>
          </mrow>
          <mo stretchy="false">)</mo>
        </mrow>
        <mi mathvariant="normal">⋅</mi>
        <mi>g</mi>
      </mrow>
      <mi>'</mi>
      <mrow>
        <mo stretchy="false">(</mo>
        <mi>x</mi>
        <mo stretchy="false">)</mo>
      </mrow>
    </mrow>
    <annotation encoding="StarMath 5.0">(f(g(x)))'=f'(g(x))cdot g'(x)</annotation>
  </semantics>
</math>
</file>

<file path=Object 19/content.xml><?xml version="1.0" encoding="utf-8"?>
<math xmlns="http://www.w3.org/1998/Math/MathML">
  <semantics>
    <mrow>
      <mi>f</mi>
      <mi>'</mi>
      <mrow>
        <mo stretchy="false">(</mo>
        <mrow>
          <mi>g</mi>
          <mrow>
            <mo stretchy="false">(</mo>
            <mi>x</mi>
            <mo stretchy="false">)</mo>
          </mrow>
        </mrow>
        <mo stretchy="false">)</mo>
      </mrow>
    </mrow>
    <annotation encoding="StarMath 5.0">f'(g(x))</annotation>
  </semantics>
</math>
</file>

<file path=Object 2/content.xml><?xml version="1.0" encoding="utf-8"?>
<math xmlns="http://www.w3.org/1998/Math/MathML">
  <semantics>
    <mrow>
      <mrow>
        <mo stretchy="false">(</mo>
        <mrow>
          <mi>f</mi>
          <mrow>
            <mrow>
              <mo stretchy="false">(</mo>
              <mi>x</mi>
              <mo stretchy="false">)</mo>
            </mrow>
            <mi mathvariant="normal">⋅</mi>
            <mi>g</mi>
          </mrow>
          <mrow>
            <mo stretchy="false">(</mo>
            <mi>x</mi>
            <mo stretchy="false">)</mo>
          </mrow>
        </mrow>
        <mo stretchy="false">)</mo>
      </mrow>
      <mrow>
        <mi>'</mi>
        <mi mathvariant="normal">=</mi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⋅</mi>
                <mi>g</mi>
              </mrow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−</mi>
                <mi>f</mi>
              </mrow>
              <mrow>
                <mrow>
                  <mo stretchy="false">(</mo>
                  <mi>x</mi>
                  <mo stretchy="false">)</mo>
                </mrow>
                <mi mathvariant="normal">⋅</mi>
                <mi>g</mi>
              </mrow>
              <mrow>
                <mo stretchy="false">(</mo>
                <mi>x</mi>
                <mo stretchy="false">)</mo>
              </mrow>
            </mrow>
            <mi>h</mi>
          </mfrac>
        </mrow>
      </mrow>
    </mrow>
    <annotation encoding="StarMath 5.0">(f(x) cdot g(x))'=lim from {h toward 0}{{f(x+h) cdot g(x+h)-f(x) cdot g(x)} over {h}}</annotation>
  </semantics>
</math>
</file>

<file path=Object 20/content.xml><?xml version="1.0" encoding="utf-8"?>
<math xmlns="http://www.w3.org/1998/Math/MathML">
  <semantics>
    <mrow>
      <mi>g</mi>
      <mi>'</mi>
      <mrow>
        <mo stretchy="false">(</mo>
        <mi>x</mi>
        <mo stretchy="false">)</mo>
      </mrow>
    </mrow>
    <annotation encoding="StarMath 5.0">g'(x)</annotation>
  </semantics>
</math>
</file>

<file path=Object 21/content.xml><?xml version="1.0" encoding="utf-8"?>
<math xmlns="http://www.w3.org/1998/Math/MathML">
  <semantics>
    <mrow>
      <mi>sin</mi>
      <mrow>
        <mrow>
          <mo stretchy="false">(</mo>
          <mrow>
            <mn>3</mn>
            <mi>x</mi>
          </mrow>
          <mo stretchy="false">)</mo>
        </mrow>
        <mi mathvariant="normal">=</mi>
        <mi>cos</mi>
      </mrow>
      <mrow>
        <mrow>
          <mo stretchy="false">(</mo>
          <mrow>
            <mn>3</mn>
            <mi>x</mi>
          </mrow>
          <mo stretchy="false">)</mo>
        </mrow>
        <mi mathvariant="normal">⋅</mi>
        <mn>3</mn>
      </mrow>
    </mrow>
    <annotation encoding="StarMath 5.0">sin({3}x)=cos({3}x) cdot {3}</annotation>
  </semantics>
</math>
</file>

<file path=Object 22/content.xml><?xml version="1.0" encoding="utf-8"?>
<math xmlns="http://www.w3.org/1998/Math/MathML">
  <semantics>
    <mrow>
      <mn>3</mn>
      <mi>x</mi>
    </mrow>
    <annotation encoding="StarMath 5.0">{3}x</annotation>
  </semantics>
</math>
</file>

<file path=Object 23/content.xml><?xml version="1.0" encoding="utf-8"?>
<math xmlns="http://www.w3.org/1998/Math/MathML">
  <semantics>
    <mrow>
      <mi>sin</mi>
      <mrow>
        <mo stretchy="false">(</mo>
        <mi>x</mi>
        <mo stretchy="false">)</mo>
      </mrow>
    </mrow>
    <annotation encoding="StarMath 5.0">sin(x) 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⋅</mi>
        <mi>g</mi>
      </mrow>
      <mrow>
        <mo stretchy="false">(</mo>
        <mi>x</mi>
        <mo stretchy="false">)</mo>
      </mrow>
    </mrow>
    <annotation encoding="StarMath 5.0">f(x) cdot g(x)</annotation>
  </semantics>
</math>
</file>

<file path=Object 4/content.xml><?xml version="1.0" encoding="utf-8"?>
<math xmlns="http://www.w3.org/1998/Math/MathML">
  <semantics>
    <mrow>
      <mrow>
        <mn>0</mn>
        <mi mathvariant="normal">=</mi>
        <mrow>
          <mi mathvariant="normal">−</mi>
          <mi>f</mi>
        </mrow>
      </mrow>
      <mrow>
        <mrow>
          <mo stretchy="false">(</mo>
          <mi>x</mi>
          <mo stretchy="false">)</mo>
        </mrow>
        <mi mathvariant="normal">⋅</mi>
        <mi>g</mi>
      </mrow>
      <mrow>
        <mrow>
          <mo stretchy="false">(</mo>
          <mrow>
            <mi>x</mi>
            <mo stretchy="false">+</mo>
            <mi>h</mi>
          </mrow>
          <mo stretchy="false">)</mo>
        </mrow>
        <mo stretchy="false">+</mo>
        <mi>f</mi>
      </mrow>
      <mrow>
        <mrow>
          <mo stretchy="false">(</mo>
          <mi>x</mi>
          <mo stretchy="false">)</mo>
        </mrow>
        <mi mathvariant="normal">⋅</mi>
        <mi>g</mi>
      </mrow>
      <mrow>
        <mo stretchy="false">(</mo>
        <mrow>
          <mi>x</mi>
          <mo stretchy="false">+</mo>
          <mi>h</mi>
        </mrow>
        <mo stretchy="false">)</mo>
      </mrow>
    </mrow>
    <annotation encoding="StarMath 5.0">{0}=-f(x)cdot g(x+h)+f(x) cdot g(x+h)</annotation>
  </semantics>
</math>
</file>

<file path=Object 5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frac>
        <mrow>
          <mi>f</mi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⋅</mi>
            <mi>g</mi>
          </mrow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−</mi>
            <mi>f</mi>
          </mrow>
          <mrow>
            <mrow>
              <mo stretchy="false">(</mo>
              <mi>x</mi>
              <mo stretchy="false">)</mo>
            </mrow>
            <mi mathvariant="normal">⋅</mi>
            <mi>g</mi>
          </mrow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o stretchy="false">+</mo>
            <mi>f</mi>
          </mrow>
          <mrow>
            <mrow>
              <mo stretchy="false">(</mo>
              <mi>x</mi>
              <mo stretchy="false">)</mo>
            </mrow>
            <mi mathvariant="normal">⋅</mi>
            <mi>g</mi>
          </mrow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−</mi>
            <mi>f</mi>
          </mrow>
          <mrow>
            <mrow>
              <mo stretchy="false">(</mo>
              <mi>x</mi>
              <mo stretchy="false">)</mo>
            </mrow>
            <mi mathvariant="normal">⋅</mi>
            <mi>g</mi>
          </mrow>
          <mrow>
            <mo stretchy="false">(</mo>
            <mi>x</mi>
            <mo stretchy="false">)</mo>
          </mrow>
        </mrow>
        <mi>h</mi>
      </mfrac>
    </mrow>
    <annotation encoding="StarMath 5.0">lim from {h toward {0}} {{f(x+h) cdot g(x+h)-f(x)cdot g(x+h)+f(x) cdot g(x+h)
 -f(x) cdot g(x)} over {h}}
 </annotation>
  </semantics>
</math>
</file>

<file path=Object 6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row>
        <mfrac>
          <mrow>
            <mi>f</mi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⋅</mi>
              <mi>g</mi>
            </mrow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−</mi>
              <mi>f</mi>
            </mrow>
            <mrow>
              <mrow>
                <mo stretchy="false">(</mo>
                <mi>x</mi>
                <mo stretchy="false">)</mo>
              </mrow>
              <mi mathvariant="normal">⋅</mi>
              <mi>g</mi>
            </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</mrow>
          <mi>h</mi>
        </mfrac>
        <mo stretchy="false">+</mo>
        <mfrac>
          <mrow>
            <mi>g</mi>
            <mrow>
              <mrow>
                <mo stretchy="false">(</mo>
                <mrow>
                  <mi>x</mi>
                  <mo stretchy="false">+</mo>
                  <mi>h</mi>
                </mrow>
                <mo stretchy="false">)</mo>
              </mrow>
              <mi mathvariant="normal">⋅</mi>
              <mi>f</mi>
            </mrow>
            <mrow>
              <mrow>
                <mo stretchy="false">(</mo>
                <mi>x</mi>
                <mo stretchy="false">)</mo>
              </mrow>
              <mi mathvariant="normal">−</mi>
              <mi>g</mi>
            </mrow>
            <mrow>
              <mrow>
                <mo stretchy="false">(</mo>
                <mi>x</mi>
                <mo stretchy="false">)</mo>
              </mrow>
              <mi mathvariant="normal">⋅</mi>
              <mi>f</mi>
            </mrow>
            <mrow>
              <mo stretchy="false">(</mo>
              <mi>x</mi>
              <mo stretchy="false">)</mo>
            </mrow>
          </mrow>
          <mi>h</mi>
        </mfrac>
      </mrow>
    </mrow>
    <annotation encoding="StarMath 5.0">lim from {h toward {0}} {{f(x+h) cdot g(x+h)-f(x)cdot g(x+h)} over {h} + {{g(x+h)cdot f(x)-g(x)cdot f(x)} over {h}}}</annotation>
  </semantics>
</math>
</file>

<file path=Object 7/content.xml><?xml version="1.0" encoding="utf-8"?>
<math xmlns="http://www.w3.org/1998/Math/MathML">
  <semantics>
    <mrow>
      <munder>
        <mi>lim</mi>
        <mrow>
          <mi>h</mi>
          <mo stretchy="false">→</mo>
          <mn>0</mn>
        </mrow>
      </munder>
      <mrow>
        <mi>g</mi>
        <mrow>
          <mrow>
            <mrow>
              <mo stretchy="false">(</mo>
              <mrow>
                <mi>x</mi>
                <mo stretchy="false">+</mo>
                <mi>h</mi>
              </mrow>
              <mo stretchy="false">)</mo>
            </mrow>
            <mi mathvariant="normal">⋅</mi>
            <mfrac>
              <mrow>
                <mi>f</mi>
                <mrow>
                  <mrow>
                    <mo stretchy="false">(</mo>
                    <mrow>
                      <mi>x</mi>
                      <mo stretchy="false">+</mo>
                      <mi>h</mi>
                    </mrow>
                    <mo stretchy="false">)</mo>
                  </mrow>
                  <mi mathvariant="normal">−</mi>
                  <mi>f</mi>
                </mrow>
                <mrow>
                  <mo stretchy="false">(</mo>
                  <mi>x</mi>
                  <mo stretchy="false">)</mo>
                </mrow>
              </mrow>
              <mi>h</mi>
            </mfrac>
          </mrow>
          <mo stretchy="false">+</mo>
          <mi>f</mi>
        </mrow>
        <mrow>
          <mrow>
            <mo stretchy="false">(</mo>
            <mi>x</mi>
            <mo stretchy="false">)</mo>
          </mrow>
          <mi mathvariant="normal">⋅</mi>
          <mfrac>
            <mrow>
              <mi>g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i mathvariant="normal">−</mi>
                <mi>g</mi>
              </mrow>
              <mrow>
                <mo stretchy="false">(</mo>
                <mi>x</mi>
                <mo stretchy="false">)</mo>
              </mrow>
            </mrow>
            <mi>h</mi>
          </mfrac>
        </mrow>
      </mrow>
    </mrow>
    <annotation encoding="StarMath 5.0">lim from{h toward {0}} {g(x+h) cdot {{f(x+h)-f(x)} over h} +f(x) cdot {{g(x+h)-g(x)} over {h}}}</annotation>
  </semantics>
</math>
</file>

<file path=Object 8/content.xml><?xml version="1.0" encoding="utf-8"?>
<math xmlns="http://www.w3.org/1998/Math/MathML">
  <semantics>
    <mrow>
      <mi>g</mi>
      <mrow>
        <mrow>
          <mo stretchy="false">(</mo>
          <mi>x</mi>
          <mo stretchy="false">)</mo>
        </mrow>
        <mi mathvariant="normal">⋅</mi>
        <mi>f</mi>
      </mrow>
      <mi>'</mi>
      <mrow>
        <mrow>
          <mo stretchy="false">(</mo>
          <mi>x</mi>
          <mo stretchy="false">)</mo>
        </mrow>
        <mo stretchy="false">+</mo>
        <mi>g</mi>
      </mrow>
      <mi>'</mi>
      <mrow>
        <mrow>
          <mo stretchy="false">(</mo>
          <mi>x</mi>
          <mo stretchy="false">)</mo>
        </mrow>
        <mi mathvariant="normal">⋅</mi>
        <mi>f</mi>
      </mrow>
      <mrow>
        <mo stretchy="false">(</mo>
        <mi>x</mi>
        <mo stretchy="false">)</mo>
      </mrow>
    </mrow>
    <annotation encoding="StarMath 5.0">g(x)cdot f'(x)+g'(x) cdot f(x)</annotation>
  </semantics>
</math>
</file>

<file path=Object 9/content.xml><?xml version="1.0" encoding="utf-8"?>
<math xmlns="http://www.w3.org/1998/Math/MathML">
  <semantics>
    <mrow>
      <mrow>
        <mo stretchy="false">(</mo>
        <mrow>
          <mi>f</mi>
          <mi mathvariant="normal">⋅</mi>
          <mi>g</mi>
        </mrow>
        <mo stretchy="false">)</mo>
      </mrow>
      <mrow>
        <mi>'</mi>
        <mi mathvariant="normal">=</mi>
        <mi>f</mi>
      </mrow>
      <mrow>
        <mrow>
          <mi>'</mi>
          <mi mathvariant="normal">⋅</mi>
          <mi>g</mi>
        </mrow>
        <mo stretchy="false">+</mo>
        <mrow>
          <mi>f</mi>
          <mi mathvariant="normal">⋅</mi>
          <mi>g</mi>
        </mrow>
      </mrow>
      <mi>'</mi>
    </mrow>
    <annotation encoding="StarMath 5.0">(f cdot g)'=f'cdot g+f cdot g'</annotation>
  </semantics>
</math>
</file>